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6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3" draw:text-style-name="P12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 text:style-name="P8"><text:span text:style-name="T5">0</text:span></text:p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 text:style-name="P8"><text:span text:style-name="T5">2</text:span></text:p>
        </draw:connector>
        <draw:connector draw:style-name="gr13" draw:text-style-name="P12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 text:style-name="P8"><text:span text:style-name="T5">1</text:span></text:p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3" draw:text-style-name="P9" draw:layer="layout" draw:type="line" svg:x1="31.3cm" svg:y1="5.65cm" svg:x2="29.8cm" svg:y2="6.05cm" draw:start-shape="id14" draw:start-glue-point="6" draw:end-shape="id15" draw:end-glue-point="10" svg:d="M31300 5650l-1500 400" svg:viewBox="0 0 1501 401">
          <text:p text:style-name="P8"><text:span text:style-name="T3">Error</text:span></text:p>
        </draw:connector>
        <draw:connector draw:style-name="gr13" draw:text-style-name="P9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 text:style-name="P8"><text:span text:style-name="T3">Parameter</text:span></text:p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8"><text:span text:style-name="T3">Integ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2cm" svg:y1="3.349cm" svg:x2="29.55cm" svg:y2="5.8cm" draw:start-shape="id17" draw:start-glue-point="3" draw:end-shape="id15" draw:end-glue-point="4" svg:d="M32200 3349l-2650 2451" svg:viewBox="0 0 2651 2452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2" draw:id="id22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8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16" draw:text-style-name="P10" draw:layer="layout" draw:type="line" svg:x1="29.727cm" svg:y1="6.227cm" svg:x2="35.973cm" svg:y2="18.973cm" draw:start-shape="id15" draw:start-glue-point="9" draw:end-shape="id21" draw:end-glue-point="5" svg:d="M29727 6227l6246 12746" svg:viewBox="0 0 6247 12747">
          <text:p/>
        </draw:connector>
        <draw:connector draw:style-name="gr13" draw:text-style-name="P9" draw:layer="layout" draw:type="line" svg:x1="35.327cm" svg:y1="17.227cm" svg:x2="35.9cm" svg:y2="19.15cm" draw:start-shape="id20" draw:start-glue-point="9" draw:end-shape="id21" draw:end-glue-point="6" svg:d="M35327 17227l573 1923" svg:viewBox="0 0 574 19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3" draw:id="id23">
          <draw:g>
            <draw:custom-shape draw:style-name="gr6" draw:text-style-name="P9" draw:layer="layout" svg:width="0.8cm" svg:height="0.3cm" svg:x="30.2cm" svg:y="20.3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cm" svg:y="20.2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2cm" svg:y="20.6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cm" svg:y="20.5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2cm" svg:y="20.9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4cm" svg:y="21.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2cm" svg:y="21.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3cm" svg:y="21.2cm">
                <text:p text:style-name="P8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2" draw:end-shape="id20" draw:end-glue-point="7" svg:d="M32300 19101l2673-1874" svg:viewBox="0 0 2674 1875">
          <text:p/>
        </draw:connector>
        <draw:connector draw:style-name="gr11" draw:text-style-name="P10" draw:layer="layout" draw:type="line" svg:x1="33.5cm" svg:y1="20.899cm" svg:x2="35.973cm" svg:y2="19.327cm" draw:start-shape="id23" draw:start-glue-point="1" draw:end-shape="id21" draw:end-glue-point="7" svg:d="M33500 20899l2473-1572" svg:viewBox="0 0 2474 1573">
          <text:p/>
        </draw:connector>
        <draw:g xml:id="id17" draw:id="id17">
          <draw:g>
            <draw:custom-shape draw:style-name="gr6" draw:text-style-name="P9" draw:layer="layout" svg:width="0.8cm" svg:height="0.3cm" svg:x="32.2cm" svg:y="1.7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cm" svg:y="1.698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2cm" svg:y="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cm" svg:y="1.998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2cm" svg:y="2.3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4cm" svg:y="2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2.9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2.9cm">
                <text:p text:style-name="P8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2.6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2.2cm" svg:y="2.6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1cm" svg:height="0.3cm" svg:x="33.4cm" svg:y="2.6cm">
                <text:p text:style-name="P8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3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3.2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3.2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3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3.5cm">
                <text:p text:style-name="P8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3.5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3.8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1.3cm" svg:height="0.3cm" svg:x="32.2cm" svg:y="3.8cm">
                <text:p text:style-name="P8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3.8cm">
                <text:p text:style-name="P8"><text:span text:style-name="T3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1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1cm">
                <text:p text:style-name="P8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1cm">
                <text:p text:style-name="P8"><text:span text:style-name="T3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4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4cm">
                <text:p text:style-name="P8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4cm">
                <text:p text:style-name="P8"><text:span text:style-name="T3">0.025^0.7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7cm">
                <text:p text:style-name="P8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7cm">
                <text:p text:style-name="P8"><text:span text:style-name="T3">4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5" draw:id="id25" draw:layer="layout" svg:width="0.5cm" svg:height="0.5cm" svg:x="36.701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4" draw:id="id24">
          <draw:g>
            <draw:custom-shape draw:style-name="gr6" draw:text-style-name="P9" draw:layer="layout" svg:width="0.8cm" svg:height="0.3cm" svg:x="30.901cm" svg:y="22.4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701cm" svg:y="22.398cm">
              <text:p text:style-name="P8"><text:span text:style-name="T3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901cm" svg:y="22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701cm" svg:y="22.6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901cm" svg:y="23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3.101cm" svg:y="23.3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901cm" svg:y="23.3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001cm" svg:y="23.3cm">
                <text:p text:style-name="P8"><text:span text:style-name="T3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201cm" svg:y1="22.999cm" svg:x2="36.774cm" svg:y2="21.327cm" draw:start-shape="id24" draw:start-glue-point="1" draw:end-shape="id25" draw:end-glue-point="7" svg:d="M34201 22999l2573-1672" svg:viewBox="0 0 2574 1673">
          <text:p/>
        </draw:connector>
        <draw:connector draw:style-name="gr13" draw:text-style-name="P9" draw:layer="layout" draw:type="line" svg:x1="36.15cm" svg:y1="19.4cm" svg:x2="36.774cm" svg:y2="20.973cm" draw:start-shape="id21" draw:start-glue-point="8" draw:end-shape="id25" draw:end-glue-point="5" svg:d="M36150 19400l624 1573" svg:viewBox="0 0 625 1574">
          <text:p text:style-name="P8"><text:span text:style-name="T3">Transfer</text:span></text:p>
        </draw:connector>
        <draw:connector draw:style-name="gr16" draw:text-style-name="P10" draw:layer="layout" draw:type="line" svg:x1="29.727cm" svg:y1="6.227cm" svg:x2="36.951cm" svg:y2="20.9cm" draw:start-shape="id15" draw:start-glue-point="9" draw:end-shape="id25" draw:end-glue-point="4" svg:d="M29727 6227l7224 14673" svg:viewBox="0 0 7225 146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9T14:49:11.472000000</dc:date>
    <meta:editing-duration>PT16H10M1S</meta:editing-duration>
    <meta:editing-cycles>77</meta:editing-cycles>
    <meta:document-statistic meta:object-count="308"/>
  </office:meta>
</office:document-meta>
</file>